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655cm"/>
    </style:style>
    <style:style style:name="co9" style:family="table-column">
      <style:table-column-properties fo:break-before="auto" style:column-width="3.979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6"/>
    <style:style style:name="ce4" style:family="table-cell" style:parent-style-name="Default" style:data-style-name="N108"/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ownhill coasting speed v of mass m at time t with g=9.81 m/s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m (kg)</text:p>
          </table:table-cell>
          <table:table-cell table:style-name="ce1" office:value-type="string" calcext:value-type="string">
            <text:p>slope angle (rad)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DA</text:p>
          </table:table-cell>
          <table:table-cell table:style-name="ce1" office:value-type="string" calcext:value-type="string">
            <text:p>t (s)</text:p>
          </table:table-cell>
          <table:table-cell table:style-name="ce1" office:value-type="string" calcext:value-type="string">
            <text:p>v (m/s)</text:p>
          </table:table-cell>
          <table:table-cell table:style-name="ce1" office:value-type="string" calcext:value-type="string">
            <text:p>v (km/h)</text:p>
          </table:table-cell>
          <table:table-cell table:style-name="ce1" office:value-type="string" calcext:value-type="string">
            <text:p>R=mg (sin(slope)-CR)</text:p>
          </table:table-cell>
          <table:table-cell table:style-name="ce1" office:value-type="string" calcext:value-type="string">
            <text:p>KA=0.5rhoCDA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10" calcext:value-type="float">
            <text:p>10</text:p>
          </table:table-cell>
          <table:table-cell table:formula="of:=SQRT([.I5]/[.J5])*TANH([.F5]*(SQRT([.I5]*[.J5])/[.B5]))" office:value-type="float" office:value="0.323699616094684" calcext:value-type="float">
            <text:p>0.32</text:p>
          </table:table-cell>
          <table:table-cell table:style-name="ce4" table:formula="of:=[.G5]*3.6" office:value-type="float" office:value="1.16531861794086" calcext:value-type="float">
            <text:p>1.2</text:p>
          </table:table-cell>
          <table:table-cell table:style-name="ce3" table:formula="of:=[.B5]*9.81*(SIN([.C5])-[.D5])" office:value-type="float" office:value="3.30199805439651" calcext:value-type="float">
            <text:p>3.302</text:p>
          </table:table-cell>
          <table:table-cell table:style-name="ce3" table:formula="of:=0.5*[.E5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30" calcext:value-type="float">
            <text:p>30</text:p>
          </table:table-cell>
          <table:table-cell table:formula="of:=SQRT([.I6]/[.J6])*TANH([.F6]*(SQRT([.I6]*[.J6])/[.B6]))" office:value-type="float" office:value="0.970482975488828" calcext:value-type="float">
            <text:p>0.97</text:p>
          </table:table-cell>
          <table:table-cell table:style-name="ce4" table:formula="of:=[.G6]*3.6" office:value-type="float" office:value="3.49373871175978" calcext:value-type="float">
            <text:p>3.5</text:p>
          </table:table-cell>
          <table:table-cell table:style-name="ce3" table:formula="of:=[.B6]*9.81*(SIN([.C6])-[.D6])" office:value-type="float" office:value="3.30199805439651" calcext:value-type="float">
            <text:p>3.302</text:p>
          </table:table-cell>
          <table:table-cell table:style-name="ce3" table:formula="of:=0.5*[.E6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60" calcext:value-type="float">
            <text:p>60</text:p>
          </table:table-cell>
          <table:table-cell table:formula="of:=SQRT([.I7]/[.J7])*TANH([.F7]*(SQRT([.I7]*[.J7])/[.B7]))" office:value-type="float" office:value="1.93682261510256" calcext:value-type="float">
            <text:p>1.94</text:p>
          </table:table-cell>
          <table:table-cell table:style-name="ce4" table:formula="of:=[.G7]*3.6" office:value-type="float" office:value="6.97256141436921" calcext:value-type="float">
            <text:p>7.0</text:p>
          </table:table-cell>
          <table:table-cell table:style-name="ce3" table:formula="of:=[.B7]*9.81*(SIN([.C7])-[.D7])" office:value-type="float" office:value="3.30199805439651" calcext:value-type="float">
            <text:p>3.302</text:p>
          </table:table-cell>
          <table:table-cell table:style-name="ce3" table:formula="of:=0.5*[.E7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120" calcext:value-type="float">
            <text:p>120</text:p>
          </table:table-cell>
          <table:table-cell table:formula="of:=SQRT([.I8]/[.J8])*TANH([.F8]*(SQRT([.I8]*[.J8])/[.B8]))" office:value-type="float" office:value="3.8409187524707" calcext:value-type="float">
            <text:p>3.84</text:p>
          </table:table-cell>
          <table:table-cell table:style-name="ce4" table:formula="of:=[.G8]*3.6" office:value-type="float" office:value="13.8273075088945" calcext:value-type="float">
            <text:p>13.8</text:p>
          </table:table-cell>
          <table:table-cell table:style-name="ce3" table:formula="of:=[.B8]*9.81*(SIN([.C8])-[.D8])" office:value-type="float" office:value="3.30199805439651" calcext:value-type="float">
            <text:p>3.302</text:p>
          </table:table-cell>
          <table:table-cell table:style-name="ce3" table:formula="of:=0.5*[.E8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240" calcext:value-type="float">
            <text:p>240</text:p>
          </table:table-cell>
          <table:table-cell table:formula="of:=SQRT([.I9]/[.J9])*TANH([.F9]*(SQRT([.I9]*[.J9])/[.B9]))" office:value-type="float" office:value="7.43277648371028" calcext:value-type="float">
            <text:p>7.43</text:p>
          </table:table-cell>
          <table:table-cell table:style-name="ce4" table:formula="of:=[.G9]*3.6" office:value-type="float" office:value="26.757995341357" calcext:value-type="float">
            <text:p>26.8</text:p>
          </table:table-cell>
          <table:table-cell table:style-name="ce3" table:formula="of:=[.B9]*9.81*(SIN([.C9])-[.D9])" office:value-type="float" office:value="3.30199805439651" calcext:value-type="float">
            <text:p>3.302</text:p>
          </table:table-cell>
          <table:table-cell table:style-name="ce3" table:formula="of:=0.5*[.E9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360" calcext:value-type="float">
            <text:p>360</text:p>
          </table:table-cell>
          <table:table-cell table:formula="of:=SQRT([.I10]/[.J10])*TANH([.F10]*(SQRT([.I10]*[.J10])/[.B10]))" office:value-type="float" office:value="10.5871788708371" calcext:value-type="float">
            <text:p>10.59</text:p>
          </table:table-cell>
          <table:table-cell table:style-name="ce4" table:formula="of:=[.G10]*3.6" office:value-type="float" office:value="38.1138439350136" calcext:value-type="float">
            <text:p>38.1</text:p>
          </table:table-cell>
          <table:table-cell table:style-name="ce3" table:formula="of:=[.B10]*9.81*(SIN([.C10])-[.D10])" office:value-type="float" office:value="3.30199805439651" calcext:value-type="float">
            <text:p>3.302</text:p>
          </table:table-cell>
          <table:table-cell table:style-name="ce3" table:formula="of:=0.5*[.E10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480" calcext:value-type="float">
            <text:p>480</text:p>
          </table:table-cell>
          <table:table-cell table:formula="of:=SQRT([.I11]/[.J11])*TANH([.F11]*(SQRT([.I11]*[.J11])/[.B11]))" office:value-type="float" office:value="13.2081483834755" calcext:value-type="float">
            <text:p>13.21</text:p>
          </table:table-cell>
          <table:table-cell table:style-name="ce4" table:formula="of:=[.G11]*3.6" office:value-type="float" office:value="47.5493341805118" calcext:value-type="float">
            <text:p>47.5</text:p>
          </table:table-cell>
          <table:table-cell table:style-name="ce3" table:formula="of:=[.B11]*9.81*(SIN([.C11])-[.D11])" office:value-type="float" office:value="3.30199805439651" calcext:value-type="float">
            <text:p>3.302</text:p>
          </table:table-cell>
          <table:table-cell table:style-name="ce3" table:formula="of:=0.5*[.E11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office:value-type="float" office:value="0.0066" calcext:value-type="float">
            <text:p>0.0066</text:p>
          </table:table-cell>
          <table:table-cell table:style-name="ce2" office:value-type="float" office:value="0.0033" calcext:value-type="float">
            <text:p>0.0033</text:p>
          </table:table-cell>
          <table:table-cell table:style-name="ce3" office:value-type="float" office:value="0.015" calcext:value-type="float">
            <text:p>0.015</text:p>
          </table:table-cell>
          <table:table-cell office:value-type="float" office:value="600" calcext:value-type="float">
            <text:p>600</text:p>
          </table:table-cell>
          <table:table-cell table:formula="of:=SQRT([.I12]/[.J12])*TANH([.F12]*(SQRT([.I12]*[.J12])/[.B12]))" office:value-type="float" office:value="15.2875044343818" calcext:value-type="float">
            <text:p>15.29</text:p>
          </table:table-cell>
          <table:table-cell table:style-name="ce4" table:formula="of:=[.G12]*3.6" office:value-type="float" office:value="55.0350159637745" calcext:value-type="float">
            <text:p>55.0</text:p>
          </table:table-cell>
          <table:table-cell table:style-name="ce3" table:formula="of:=[.B12]*9.81*(SIN([.C12])-[.D12])" office:value-type="float" office:value="3.30199805439651" calcext:value-type="float">
            <text:p>3.302</text:p>
          </table:table-cell>
          <table:table-cell table:style-name="ce3" table:formula="of:=0.5*[.E12]" office:value-type="float" office:value="0.0075" calcext:value-type="float">
            <text:p>0.00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ese are values for fully-faired HPV (e.g. Elviestretto) and a 75 kg rider coasting down a 1 in 150 (0.67%) slope.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 Schmidt</meta:initial-creator>
    <meta:creation-date>2019-01-23T11:36:02.177661777</meta:creation-date>
    <dc:date>2019-01-23T13:33:56.553649181</dc:date>
    <dc:creator>Theo Schmidt</dc:creator>
    <meta:editing-duration>PT42M2S</meta:editing-duration>
    <meta:editing-cycles>2</meta:editing-cycles>
    <meta:generator>LibreOffice/4.1.6.2$Linux_X86_64 LibreOffice_project/410m0$Build-2</meta:generator>
    <meta:document-statistic meta:table-count="1" meta:cell-count="83" meta:object-count="0"/>
  </office:meta>
</office:document-meta>
</file>